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Gris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5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 style:data-style-name="N2" text:time-value="20:43:20.0928850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02T20:43:58.797513346</dc:date>
    <meta:editing-duration>P1DT18H9M34S</meta:editing-duration>
    <meta:editing-cycles>350</meta:editing-cycles>
    <meta:generator>LibreOffice/6.4.7.2$Linux_X86_64 LibreOffice_project/40$Build-2</meta:generator>
    <meta:document-statistic meta:table-count="1" meta:cell-count="1680" meta:object-count="0"/>
  </office:meta>
</office:document-meta>
</file>